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Baltica" svg:font-family="Baltica, 'Times New Roman'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24cm" fo:margin-left="-0.355cm" table:align="left" style:writing-mode="lr-tb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626cm"/>
    </style:style>
    <style:style style:name="Table1.D" style:family="table-column">
      <style:table-column-properties style:column-width="2.824cm"/>
    </style:style>
    <style:style style:name="Table1.E" style:family="table-column">
      <style:table-column-properties style:column-width="2.177cm"/>
    </style:style>
    <style:style style:name="Table1.F" style:family="table-column">
      <style:table-column-properties style:column-width="3cm"/>
    </style:style>
    <style:style style:name="Table1.G" style:family="table-column">
      <style:table-column-properties style:column-width="3.104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672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3" style:family="table-row">
      <style:table-row-properties style:min-row-height="0.409cm" style:keep-together="false" fo:keep-together="always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7.119cm" fo:margin-left="-0.243cm" table:align="left" style:writing-mode="lr-tb"/>
    </style:style>
    <style:style style:name="Table2.A" style:family="table-column">
      <style:table-column-properties style:column-width="0.82cm"/>
    </style:style>
    <style:style style:name="Table2.B" style:family="table-column">
      <style:table-column-properties style:column-width="4.895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2.566cm"/>
    </style:style>
    <style:style style:name="Table2.E" style:family="table-column">
      <style:table-column-properties style:column-width="2.831cm"/>
    </style:style>
    <style:style style:name="Table2.F" style:family="table-column">
      <style:table-column-properties style:column-width="2.752cm"/>
    </style:style>
    <style:style style:name="Table2.G" style:family="table-column">
      <style:table-column-properties style:column-width="1.852cm"/>
    </style:style>
    <style:style style:name="Table2.1" style:family="table-row">
      <style:table-row-properties style:min-row-height="1.875cm"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0.198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12cm" style:keep-together="true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4" style:family="table-row">
      <style:table-row-properties style:min-row-height="0.642cm" style:keep-together="true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5" style:family="table-row">
      <style:table-row-properties style:min-row-height="0.661cm" style:keep-together="true" fo:keep-together="auto"/>
    </style:style>
    <style:style style:name="Table2.6" style:family="table-row">
      <style:table-row-properties style:min-row-height="0.721cm" style:keep-together="true" fo:keep-together="auto"/>
    </style:style>
    <style:style style:name="Table2.7" style:family="table-row">
      <style:table-row-properties style:min-row-height="0.727cm" style:keep-together="true" fo:keep-together="auto"/>
    </style:style>
    <style:style style:name="Table2.8" style:family="table-row">
      <style:table-row-properties style:min-row-height="0.669cm" style:keep-together="true" fo:keep-together="auto"/>
    </style:style>
    <style:style style:name="Table2.9" style:family="table-row">
      <style:table-row-properties style:min-row-height="0.67cm" style:keep-together="true" fo:keep-together="auto"/>
    </style:style>
    <style:style style:name="Table2.10" style:family="table-row">
      <style:table-row-properties style:min-row-height="0.676cm" style:keep-together="true" fo:keep-together="auto"/>
    </style:style>
    <style:style style:name="Table2.11" style:family="table-row">
      <style:table-row-properties style:keep-together="false" fo:keep-together="always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 style:vertical-align="middle"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 style:vertical-align="middle" style:snap-to-layout-grid="false"/>
      <style:text-properties fo:font-size="11pt" fo:language="en" fo:country="US" style:font-size-asian="11pt" style:font-size-complex="11pt"/>
    </style:style>
    <style:style style:name="P5" style:family="paragraph" style:parent-style-name="Standard">
      <style:paragraph-properties fo:line-height="0.529cm" fo:text-align="end" style:justify-single-word="false"/>
      <style:text-properties style:font-name="Times New Roman" fo:font-size="11pt" fo:language="en" fo:country="US" style:font-size-asian="11pt" style:font-name-complex="Times New Roman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line-height="0.106cm" fo:text-align="justify" style:justify-single-word="false"/>
      <style:text-properties style:font-name="Times New Roman" style:font-name-complex="Times New Roman"/>
    </style:style>
    <style:style style:name="P10" style:family="paragraph" style:parent-style-name="Standard">
      <style:text-properties style:font-name="Times New Roman" fo:font-size="12pt" style:font-size-asian="12pt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/>
    </style:style>
    <style:style style:name="P12" style:family="paragraph" style:parent-style-name="Standard">
      <style:paragraph-properties fo:orphans="0" fo:widows="0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text-align="justify" style:justify-single-word="false" fo:keep-together="always" fo:orphans="0" fo:widows="0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keep-together="always" fo:orphans="0" fo:widows="0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text-align="justify" style:justify-single-word="false" fo:orphans="0" fo:widows="0"/>
      <style:text-properties style:font-name="Times New Roman" fo:font-size="6pt" style:font-size-asian="6pt" style:font-name-complex="Times New Roman" style:font-size-complex="7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style:snap-to-layout-grid="false"/>
    </style:style>
    <style:style style:name="P18" style:family="paragraph" style:parent-style-name="Standard">
      <style:paragraph-properties fo:line-height="0.106cm" fo:text-align="justify" style:justify-single-word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>
      <style:paragraph-properties fo:line-height="0.106cm" fo:text-align="justify" style:justify-single-word="false"/>
      <style:text-properties style:font-name="Arial" style:font-name-complex="Arial" style:font-size-complex="13pt"/>
    </style:style>
    <style:style style:name="P20" style:family="paragraph" style:parent-style-name="Standard">
      <style:paragraph-properties fo:margin-left="1.251cm" fo:margin-right="0cm" fo:line-height="0.106cm" fo:text-align="justify" style:justify-single-word="false" fo:text-indent="-0.25cm" style:auto-text-indent="false"/>
      <style:text-properties style:font-name="Times New Roman" style:font-name-complex="Times New Roman"/>
    </style:style>
    <style:style style:name="P21" style:family="paragraph" style:parent-style-name="Standard">
      <style:paragraph-properties fo:margin-left="1.251cm" fo:margin-right="0cm" fo:line-height="0.106cm" fo:text-align="justify" style:justify-single-word="false" fo:text-indent="-0.25cm" style:auto-text-indent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margin-left="8.502cm" fo:margin-right="0cm" fo:text-indent="-8.001cm" style:auto-text-indent="false"/>
    </style:style>
    <style:style style:name="P23" style:family="paragraph" style:parent-style-name="Standard">
      <style:paragraph-properties fo:margin-left="8.502cm" fo:margin-right="0cm" fo:text-indent="-8.001cm" style:auto-text-indent="false"/>
      <style:text-properties style:font-name="Times New Roman" style:font-name-complex="Times New Roman"/>
    </style:style>
    <style:style style:name="P24" style:family="paragraph" style:parent-style-name="Standard">
      <style:paragraph-properties fo:margin-left="7.752cm" fo:margin-right="0cm" fo:text-indent="-7.001cm" style:auto-text-indent="false"/>
    </style:style>
    <style:style style:name="P25" style:family="paragraph" style:parent-style-name="Standard">
      <style:paragraph-properties fo:margin-left="0cm" fo:margin-right="0cm" fo:text-indent="0.751cm" style:auto-text-indent="false"/>
    </style:style>
    <style:style style:name="P26" style:family="paragraph" style:parent-style-name="Standard">
      <style:paragraph-properties fo:margin-left="0cm" fo:margin-right="0cm" fo:text-indent="0.751cm" style:auto-text-indent="false">
        <style:tab-stops>
          <style:tab-stop style:position="7.752cm"/>
        </style:tab-stops>
      </style:paragraph-properties>
    </style:style>
    <style:style style:name="P27" style:family="paragraph" style:parent-style-name="Standard">
      <style:paragraph-properties fo:margin-left="0.026cm" fo:margin-right="0cm" fo:text-align="justify" style:justify-single-word="false" fo:text-indent="-0.026cm" style:auto-text-indent="false"/>
    </style:style>
    <style:style style:name="P28" style:family="paragraph" style:parent-style-name="Standard">
      <style:paragraph-properties fo:margin-left="0.751cm" fo:margin-right="0cm" fo:text-indent="-0.751cm" style:auto-text-indent="false"/>
      <style:text-properties style:font-name="Times New Roman" fo:font-size="12pt" style:font-size-asian="12pt" style:font-name-complex="Times New Roman"/>
    </style:style>
    <style:style style:name="P29" style:family="paragraph" style:parent-style-name="Standard">
      <style:paragraph-properties fo:margin-left="0.751cm" fo:margin-right="0cm" fo:text-indent="-0.751cm" style:auto-text-indent="false"/>
      <style:text-properties style:font-name="Times New Roman" style:font-name-complex="Times New Roman"/>
    </style:style>
    <style:style style:name="P30" style:family="paragraph" style:parent-style-name="Standard">
      <style:paragraph-properties fo:margin-left="0cm" fo:margin-right="0cm" fo:margin-top="0.176cm" fo:margin-bottom="0cm" fo:text-indent="0.75cm" style:auto-text-indent="false"/>
    </style:style>
    <style:style style:name="P3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32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33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Times New Roman" fo:language="en" fo:country="US" style:font-name-complex="Times New Roman"/>
    </style:style>
    <style:style style:name="P35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Times New Roman" fo:language="en" fo:country="US" style:font-name-complex="Times New Roman"/>
    </style:style>
    <style:style style:name="P36" style:family="paragraph" style:parent-style-name="Standard">
      <style:paragraph-properties fo:margin-top="0.106cm" fo:margin-bottom="0.106cm" fo:text-align="center" style:justify-single-word="false" style:snap-to-layout-grid="false"/>
      <style:text-properties fo:font-size="11pt" fo:language="en" fo:country="US" fo:background-color="transparent" style:font-size-asian="11pt" style:font-size-complex="11pt"/>
    </style:style>
    <style:style style:name="P37" style:family="paragraph" style:parent-style-name="Standard">
      <style:paragraph-properties fo:margin-left="-0.143cm" fo:margin-right="-0.023cm" fo:margin-top="0.106cm" fo:margin-bottom="0.106cm" fo:text-align="start" style:justify-single-word="false" fo:text-indent="0cm" style:auto-text-indent="false" style:snap-to-layout-grid="false"/>
    </style:style>
    <style:style style:name="P38" style:family="paragraph" style:parent-style-name="Standard">
      <style:paragraph-properties fo:margin-left="0cm" fo:margin-right="-0.023cm" fo:margin-top="0.106cm" fo:margin-bottom="0.106cm" fo:text-align="start" style:justify-single-word="false" fo:text-indent="0cm" style:auto-text-indent="false" style:snap-to-layout-grid="false"/>
    </style:style>
    <style:style style:name="P39" style:family="paragraph" style:parent-style-name="Standard">
      <style:paragraph-properties fo:margin-left="0cm" fo:margin-right="0cm" fo:text-align="justify" style:justify-single-word="false" fo:text-indent="0.049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049cm" style:auto-text-indent="false"/>
      <style:text-properties fo:font-size="6pt" style:font-size-asian="6pt" style:font-size-complex="7pt"/>
    </style:style>
    <style:style style:name="P41" style:family="paragraph" style:parent-style-name="Standard">
      <style:paragraph-properties fo:margin-left="0cm" fo:margin-right="0cm" fo:text-align="justify" style:justify-single-word="false" fo:text-indent="0.049cm" style:auto-text-indent="false"/>
      <style:text-properties style:font-name="Times New Roman" fo:language="en" fo:country="US" style:font-name-complex="Times New Roman"/>
    </style:style>
    <style:style style:name="P42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</style:style>
    <style:style style:name="P43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44" style:family="paragraph" style:parent-style-name="Standard">
      <style:paragraph-properties fo:margin-left="-0.191cm" fo:margin-right="-0.256cm" fo:text-align="center" style:justify-single-word="false" fo:text-indent="0cm" style:auto-text-indent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45" style:family="paragraph" style:parent-style-name="Standard">
      <style:paragraph-properties fo:margin-left="-0.191cm" fo:margin-right="-0.256cm" fo:text-align="center" style:justify-single-word="false" fo:text-indent="0cm" style:auto-text-indent="false" style:snap-to-layout-gri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46" style:family="paragraph" style:parent-style-name="Standard">
      <style:paragraph-properties fo:margin-top="0.071cm" fo:margin-bottom="0.071cm" fo:text-align="center" style:justify-single-word="false" style:snap-to-layout-grid="false"/>
    </style:style>
    <style:style style:name="P4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48" style:family="paragraph" style:parent-style-name="Standard">
      <style:paragraph-properties fo:margin-left="-0.185cm" fo:margin-right="0cm" fo:margin-top="0.212cm" fo:margin-bottom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49" style:family="paragraph" style:parent-style-name="Standard">
      <style:paragraph-properties fo:margin-left="-0.185cm" fo:margin-right="0cm" fo:margin-top="0.212cm" fo:margin-bottom="0cm" fo:text-align="justify" style:justify-single-word="false" fo:orphans="2" fo:widows="2" fo:hyphenation-ladder-count="no-limit" fo:text-indent="0cm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50" style:family="paragraph" style:parent-style-name="Standard">
      <style:paragraph-properties fo:margin-left="-0.185cm" fo:margin-right="0cm" fo:text-align="justify" style:justify-single-word="false" fo:orphans="2" fo:widows="2" fo:hyphenation-ladder-count="no-limit" fo:text-indent="0cm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51" style:family="paragraph" style:parent-style-name="Standard">
      <style:paragraph-properties fo:margin-left="-0.185cm" fo:margin-right="0cm" fo:text-align="justify" style:justify-single-word="false" fo:orphans="2" fo:widows="2" fo:hyphenation-ladder-count="no-limit" fo:text-indent="0cm" style:auto-text-indent="false" style:writing-mode="lr-tb"/>
      <style:text-properties style:font-name="Times New Roman" fo:language="en" fo:country="US" style:font-name-complex="Times New Roman" fo:hyphenate="false" fo:hyphenation-remain-char-count="2" fo:hyphenation-push-char-count="2"/>
    </style:style>
    <style:style style:name="P52" style:family="paragraph" style:parent-style-name="Текст_20_примечания1">
      <style:paragraph-properties fo:margin-left="0.25cm" fo:margin-right="0cm" fo:margin-top="0.212cm" fo:margin-bottom="0.106cm" fo:text-align="justify" style:justify-single-word="false" fo:text-indent="0cm" style:auto-text-indent="false" style:snap-to-layout-grid="false"/>
    </style:style>
    <style:style style:name="P53" style:family="paragraph" style:parent-style-name="Пункт_20_без_20_N" style:master-page-name="Standard">
      <style:paragraph-properties style:page-number="auto">
        <style:tab-stops>
          <style:tab-stop style:position="16.002cm" style:type="right"/>
        </style:tab-stops>
      </style:paragraph-properties>
      <style:text-properties style:font-name="Times New Roman" fo:font-size="11pt" fo:language="en" fo:country="US" style:font-size-asian="11pt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size-complex="13pt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language="en" fo:country="US" style:text-underline-style="solid" style:text-underline-width="auto" style:text-underline-color="font-color" style:font-name-complex="Times New Roman"/>
    </style:style>
    <style:style style:name="T6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7" style:family="text">
      <style:text-properties style:font-name="Times New Roman" fo:font-size="11pt" style:font-size-asian="11pt" style:font-name-complex="Times New Roman" style:font-size-complex="11pt"/>
    </style:style>
    <style:style style:name="T8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9" style:family="text">
      <style:text-properties style:font-name="Times New Roman" fo:font-size="11pt" fo:language="ru" fo:country="RU" style:font-size-asian="11pt" style:font-name-complex="Times New Roman" style:font-size-complex="11pt"/>
    </style:style>
    <style:style style:name="T10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11" style:family="text">
      <style:text-properties style:font-name="Times New Roman" fo:font-size="12pt" style:font-size-asian="12pt" style:font-name-complex="Times New Roman" style:font-size-complex="12pt"/>
    </style:style>
    <style:style style:name="T12" style:family="text">
      <style:text-properties style:font-name="Times New Roman" fo:font-size="6pt" style:font-size-asian="6pt" style:font-name-complex="Times New Roman" style:font-size-complex="7pt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font-name="Symbol" fo:font-size="11pt" style:font-size-asian="11pt" style:font-name-complex="Symbol" style:font-size-complex="11pt"/>
    </style:style>
    <style:style style:name="T15" style:family="text">
      <style:text-properties style:font-name="Symbol" fo:font-size="11pt" fo:language="en" fo:country="US" style:font-size-asian="11pt" style:font-name-complex="Symbol" style:font-size-complex="11pt"/>
    </style:style>
    <style:style style:name="T16" style:family="text">
      <style:text-properties style:text-position="super 58%" style:font-name="Times New Roman" style:font-name-complex="Times New Roman"/>
    </style:style>
    <style:style style:name="T17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18" style:family="text">
      <style:text-properties style:font-name="Arial" fo:font-size="12pt" style:font-size-asian="12pt" style:font-name-complex="Arial" style:font-size-complex="12pt"/>
    </style:style>
    <style:style style:name="T19" style:family="text">
      <style:text-properties style:font-name="Arial" style:font-name-complex="Arial" style:font-size-complex="13pt"/>
    </style:style>
    <style:style style:name="T20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21" style:family="text">
      <style:text-properties style:font-name="Arial" fo:font-size="11pt" style:font-size-asian="11pt" style:font-name-complex="Arial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language="en" fo:country="US" style:font-size-asian="11pt" style:font-size-complex="11pt"/>
    </style:style>
    <style:style style:name="T24" style:family="text">
      <style:text-properties fo:font-size="11pt" fo:language="en" fo:country="US" fo:background-color="transparent" style:font-size-asian="11pt" style:font-size-complex="11pt"/>
    </style:style>
    <style:style style:name="T25" style:family="text">
      <style:text-properties fo:font-size="11pt" fo:background-color="transparent" style:font-size-asian="11pt" style:font-size-complex="11pt"/>
    </style:style>
    <style:style style:name="T26" style:family="text">
      <style:text-properties fo:font-size="11pt" fo:language="ru" fo:country="RU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28" style:family="text">
      <style:text-properties fo:font-size="6pt" style:font-size-asian="6pt" style:font-size-complex="7pt"/>
    </style:style>
    <style:style style:name="T29" style:family="text">
      <style:text-properties style:text-position="sub 58%" style:font-name="Times New Roman" fo:font-size="11pt" style:font-size-asian="11pt" style:font-name-complex="Times New Roman" style:font-size-complex="11pt"/>
    </style:style>
    <style:style style:name="T30" style:family="text">
      <style:text-properties style:font-name="Times New Roman" fo:font-size="11pt" fo:language="en" fo:country="US" fo:background-color="transparent" style:font-size-asian="11pt" style:font-name-complex="Times New Roman" style:font-size-complex="11pt"/>
    </style:style>
    <style:style style:name="T31" style:family="text">
      <style:text-properties style:font-name="Times New Roman" fo:font-size="11pt" fo:background-color="transparent" style:font-size-asian="11pt" style:font-name-complex="Times New Roman" style:font-size-complex="11pt"/>
    </style:style>
    <style:style style:name="T32" style:family="text">
      <style:text-properties style:font-name="Times New Roman" fo:font-size="11pt" fo:language="ru" fo:country="RU" fo:background-color="transparent" style:font-size-asian="11pt" style:font-name-complex="Times New Roman" style:font-size-complex="11pt"/>
    </style:style>
    <style:style style:name="T33" style:family="text">
      <style:text-properties style:font-name="Times New Roman" fo:language="en" fo:country="US" style:font-name-complex="Times New Roman"/>
    </style:style>
    <style:style style:name="fr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0.388cm" draw:visible-area-height="0.45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8">ПРОТОКОЛ ПОВЕРКИ</text:p>
      <text:p text:style-name="P20"/>
      <text:p text:style-name="P16"><text:span text:style-name="T1">блока детектирования <text:s text:c="2"/></text:span><text:span text:style-name="T3">БДМГ-АТ2343</text:span><text:span text:style-name="T1"> </text:span></text:p>
      <text:p text:style-name="P23"/>
      <text:p text:style-name="P22"><text:span text:style-name="T1">Зав. </text:span><text:span text:style-name="T4">№</text:span><text:span text:style-name="T5"> <text:s/>04.030 </text:span><text:span text:style-name="T1">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УСЛОВИЯ ПОВЕРКИ:</text:p>
      <text:p text:style-name="P9"/>
      <text:p text:style-name="P24"><text:span text:style-name="T13"></text:span><text:span text:style-name="T1"> температура <text:tab/></text:span><text:span text:style-name="T6"> <text:s text:c="7"/>23 <text:s text:c="9"/></text:span><text:span text:style-name="T1"><text:s/></text:span><text:span text:style-name="T16">о</text:span><text:span text:style-name="T1">С;</text:span></text:p>
      <text:p text:style-name="P26"><text:span text:style-name="T13"></text:span><text:span text:style-name="T1"> относительная влажность <text:tab/></text:span><text:span text:style-name="T6"> <text:s text:c="7"/>67 <text:s text:c="9"/></text:span><text:span text:style-name="T1"><text:s/>%;</text:span></text:p>
      <text:p text:style-name="P26"><text:span text:style-name="T13"></text:span><text:span text:style-name="T1"> внешний фон гамма-излучения<text:tab/></text:span><text:span text:style-name="T6"> <text:s text:c="7"/>97 <text:s text:c="9"/></text:span><text:span text:style-name="T1"><text:s/>нГр/ч.</text:span></text:p>
      <text:p text:style-name="P9">___</text:p>
      <text:p text:style-name="P9"/>
      <text:p text:style-name="P9"/>
      <text:p text:style-name="P9"/>
      <text:p text:style-name="P11">СРЕДСТВА ПОВЕРКИ </text:p>
      <text:p text:style-name="P18"/>
      <text:p text:style-name="P19"/>
      <text:p text:style-name="P27"><text:span text:style-name="T19"><text:tab/><text:tab/></text:span><text:span text:style-name="T2">Прибор калибруется на дозиметрической поверочной установке УДГ-110, з/н № 013, погрешность ± 5 % (свидетельство о поверке </text:span><text:span text:style-name="T20">№210-1426/18</text:span><text:span text:style-name="T2">, выданное </text:span><text:span text:style-name="T20">22.10.2018</text:span><text:span text:style-name="T21"> </text:span><text:span text:style-name="T2">г. ФГУП «ВНИИМ им. А.Д.Менделеева», г. Санкт-Петербург, Россия) и дозиметрической поверочной установке УДГ-130, з/н № 015, погрешность ± 4 % (свидетельство о поверке</text:span><text:span text:style-name="T7"> </text:span><text:span text:style-name="T20">№210-1427/18</text:span><text:span text:style-name="T2">, выданное </text:span><text:span text:style-name="T20">23.10.2018</text:span><text:span text:style-name="T21"> </text:span><text:span text:style-name="T2">г. ФГУП «ВНИИМ им. А.Д.Менделеева», г. Санкт-Петербург, Россия).</text:span></text:p>
      <text:p text:style-name="P9"/>
      <text:p text:style-name="P9"/>
      <text:p text:style-name="P9"/>
      <text:p text:style-name="P9"/>
      <text:p text:style-name="P9"/>
      <text:p text:style-name="P28">ПОВЕРКА</text:p>
      <text:p text:style-name="P29"/>
      <text:p text:style-name="P29">1<text:tab/>Внешний осмотр и опробование</text:p>
      <text:p text:style-name="P25"><text:span text:style-name="T13"></text:span><text:span text:style-name="T1"> документация _____________________________________________________</text:span></text:p>
      <text:p text:style-name="P30"><text:span text:style-name="T13"></text:span><text:span text:style-name="T1"> комплектность ____________________________________________________</text:span></text:p>
      <text:p text:style-name="P30"><text:span text:style-name="T13"></text:span><text:span text:style-name="T1"> отсутствие механических повреждений _______________________________</text:span></text:p>
      <text:p text:style-name="P30"><text:span text:style-name="T13"></text:span><text:span text:style-name="T1"> исправность соединительных кабелей _________________________________</text:span></text:p>
      <text:p text:style-name="P20"/>
      <text:p text:style-name="P20"/>
      <text:p text:style-name="P20"/>
      <text:p text:style-name="P20"/>
      <text:p text:style-name="P21"/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<text:tab/>Определение метрологических характеристик:</text:p>
      <text:p text:style-name="P13">а)<text:tab/>проверка основной относительной погрешности измерения на образцовой поверочной дозиметрической установке</text:p>
      <text:p text:style-name="P15"/>
      <text:p text:style-name="P14">Таблица Г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7"><text:span text:style-name="T7">№<text:line-break/>п</text:span><text:span text:style-name="T8">/</text:span><text:span text:style-name="T7">п <text:line-break/></text:span><text:span text:style-name="T8">i</text:span></text:p>
          </table:table-cell>
          <table:table-cell table:style-name="Table1.A1" office:value-type="string">
            <text:p text:style-name="P17"><text:span text:style-name="T7">Мощность дозы <text:line-break/>в поверяемой <text:line-break/>точке <text:line-break/></text:span><text:span text:style-name="T8">Doi</text:span></text:p>
            <text:p text:style-name="P7"/>
          </table:table-cell>
          <table:table-cell table:style-name="Table1.A1" office:value-type="string">
            <text:p text:style-name="P17"><text:span text:style-name="T7">Измеренное значение <text:line-break/>фона<text:line-break/></text:span><text:span text:style-name="T8">D</text:span><text:span text:style-name="T7">ф</text:span><text:span text:style-name="T8">i</text:span><text:span text:style-name="T7">, <text:line-break/>нГр/ч </text:span></text:p>
          </table:table-cell>
          <table:table-cell table:style-name="Table1.A1" office:value-type="string">
            <text:p text:style-name="P17"><text:span text:style-name="T7">Измеренное значение <text:line-break/>мощности дозы </text:span><text:span text:style-name="T8">Di</text:span></text:p>
          </table:table-cell>
          <table:table-cell table:style-name="Table1.A1" office:value-type="string">
            <text:p text:style-name="P31"><text:span text:style-name="T7">Относи-тельная погреш-ность измерения </text:span><text:span text:style-name="T14"></text:span><text:span text:style-name="T7">пр</text:span><text:span text:style-name="T8">i</text:span><text:span text:style-name="T7">, %</text:span></text:p>
          </table:table-cell>
          <table:table-cell table:style-name="Table1.A1" office:value-type="string">
            <text:p text:style-name="P17"><text:span text:style-name="T7">Доверительная граница основной относи-тельной погреш-ности </text:span><draw:frame draw:style-name="fr1" draw:name="Object1" text:anchor-type="as-char" svg:width="0.388cm" svg:height="0.459cm" draw:z-index="0"><draw:object-ole xlink:href="./Object 1" xlink:type="simple" xlink:show="embed" xlink:actuate="onLoad"/><draw:image xlink:href="./ObjectReplacements/Object 1" xlink:type="simple" xlink:show="embed" xlink:actuate="onLoad"/></draw:frame><text:span text:style-name="T8">i</text:span><text:span text:style-name="T7">, %</text:span></text:p>
          </table:table-cell>
          <table:table-cell table:style-name="Table1.G1" office:value-type="string">
            <text:p text:style-name="P17"><text:span text:style-name="T7">Предел допус-каемой основной относительной погрешности</text:span><text:span text:style-name="T29"><text:line-break/></text:span><text:span text:style-name="T14"></text:span><text:span text:style-name="T7">, %</text:span></text:p>
          </table:table-cell>
        </table:table-row>
        <table:table-row table:style-name="Table1.2">
          <table:table-cell table:style-name="Table1.A2" office:value-type="string">
            <text:p text:style-name="P34">1.</text:p>
          </table:table-cell>
          <table:table-cell table:style-name="Table1.A2" office:value-type="string">
            <text:p text:style-name="P37"><text:span text:style-name="T7"><text:s text:c="3"/>75 нГр/ч</text:span></text:p>
          </table:table-cell>
          <table:table-cell table:style-name="Table1.A2" office:value-type="string">
            <text:p text:style-name="P33"><text:span text:style-name="T24">110</text:span><text:span text:style-name="T25">,</text:span><text:span text:style-name="T24">8</text:span></text:p>
          </table:table-cell>
          <table:table-cell table:style-name="Table1.A2" office:value-type="string">
            <text:p text:style-name="P33"><text:span text:style-name="T30">72</text:span><text:span text:style-name="T31"> нГр/ч</text:span>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G2" table:number-rows-spanned="11" office:value-type="string">
            <text:p text:style-name="P34">±15</text:p>
          </table:table-cell>
        </table:table-row>
        <table:table-row table:style-name="Table1.3">
          <table:table-cell table:style-name="Table1.A3" office:value-type="string">
            <text:p text:style-name="P34">2.</text:p>
          </table:table-cell>
          <table:table-cell table:style-name="Table1.A3" office:value-type="string">
            <text:p text:style-name="P37"><text:span text:style-name="T7"><text:s text:c="3"/>0,</text:span><text:span text:style-name="T8">75</text:span><text:span text:style-name="T7"> мкГр/ч</text:span></text:p>
          </table:table-cell>
          <table:table-cell table:style-name="Table1.A3" office:value-type="string">
            <text:p text:style-name="P36">110,8</text:p>
          </table:table-cell>
          <table:table-cell table:style-name="Table1.A3" office:value-type="string">
            <text:p text:style-name="P33"><text:span text:style-name="T30">0,74</text:span><text:span text:style-name="T32">0</text:span><text:span text:style-name="T31"> мк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3.</text:p>
          </table:table-cell>
          <table:table-cell table:style-name="Table1.A3" office:value-type="string">
            <text:p text:style-name="P37"><text:span text:style-name="T7"><text:s text:c="3"/>7,5 мк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0">7,4 </text:span><text:span text:style-name="T32">м</text:span><text:span text:style-name="T30">кГр</text:span><text:span text:style-name="T31">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4.</text:p>
          </table:table-cell>
          <table:table-cell table:style-name="Table1.A3" office:value-type="string">
            <text:p text:style-name="P38"><text:span text:style-name="T7"><text:s text:c="2"/>75 мк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0">76,1</text:span><text:span text:style-name="T31"> мк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5.</text:p>
          </table:table-cell>
          <table:table-cell table:style-name="Table1.A3" office:value-type="string">
            <text:p text:style-name="P37"><text:span text:style-name="T7"><text:s text:c="3"/>0,5 м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1">0,5</text:span><text:span text:style-name="T30">33</text:span><text:span text:style-name="T31"> м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6.</text:p>
          </table:table-cell>
          <table:table-cell table:style-name="Table1.A3" office:value-type="string">
            <text:p text:style-name="P37"><text:span text:style-name="T7"><text:s text:c="3"/>0,75 м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1">0,7</text:span><text:span text:style-name="T30">56</text:span><text:span text:style-name="T31"> м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7.</text:p>
          </table:table-cell>
          <table:table-cell table:style-name="Table1.A3" office:value-type="string">
            <text:p text:style-name="P37"><text:span text:style-name="T7"><text:s text:c="3"/>7,5 м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0">7,86</text:span><text:span text:style-name="T31"> м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8.</text:p>
          </table:table-cell>
          <table:table-cell table:style-name="Table1.A3" office:value-type="string">
            <text:p text:style-name="P37"><text:span text:style-name="T7"><text:s text:c="3"/>75 м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0">78,4</text:span><text:span text:style-name="T31"> м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9.</text:p>
          </table:table-cell>
          <table:table-cell table:style-name="Table1.A3" office:value-type="string">
            <text:p text:style-name="P37"><text:span text:style-name="T7"><text:s text:c="3"/>200 м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0">210,0</text:span><text:span text:style-name="T31"> м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10.</text:p>
          </table:table-cell>
          <table:table-cell table:style-name="Table1.A3" office:value-type="string">
            <text:p text:style-name="P37"><text:span text:style-name="T7"><text:s text:c="3"/>0,75 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0">0,746</text:span><text:span text:style-name="T31"> 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34">11.</text:p>
          </table:table-cell>
          <table:table-cell table:style-name="Table1.A3" office:value-type="string">
            <text:p text:style-name="P37"><text:span text:style-name="T7"><text:s text:c="3"/>7,5 Гр/ч</text:span></text:p>
          </table:table-cell>
          <table:table-cell table:style-name="Table1.A3" office:value-type="string">
            <text:p text:style-name="P33">-</text:p>
          </table:table-cell>
          <table:table-cell table:style-name="Table1.A3" office:value-type="string">
            <text:p text:style-name="P33"><text:span text:style-name="T30">7,32</text:span><text:span text:style-name="T31"> Гр/ч</text:span></text:p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pan text:style-name="T1">б)<text:tab/>определение контрольных значений мощности дозы от комплекта из шести образцовых источников </text:span><text:span text:style-name="T16">137</text:span><text:span text:style-name="T4">Cs</text:span><text:span text:style-name="T1"> типа ОСГИ-3-2 и генератора при поверке </text:span></text:p>
      <text:p text:style-name="P40"/>
      <text:p text:style-name="P41">Таблица Г.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2"><text:span text:style-name="T8">№ <text:line-break/>п/</text:span><text:span text:style-name="T7">п <text:line-break/></text:span><text:span text:style-name="T8">i</text:span></text:p>
          </table:table-cell>
          <table:table-cell table:style-name="Table2.B1" table:number-rows-spanned="2" office:value-type="string">
            <text:p text:style-name="P17"><text:span text:style-name="T7">Поверяемая <text:line-break/>в диапазоне точка </text:span><text:span text:style-name="T8">Di</text:span><text:span text:style-name="T7">, Гр/ч </text:span></text:p>
          </table:table-cell>
          <table:table-cell table:style-name="Table2.B1" table:number-rows-spanned="2" office:value-type="string">
            <text:p text:style-name="P6">Диа-<text:line-break/>пазон</text:p>
          </table:table-cell>
          <table:table-cell table:style-name="Table2.B1" table:number-rows-spanned="2" office:value-type="string">
            <text:p text:style-name="P31"><text:span text:style-name="T7">Частота импульсов <text:line-break/>от генератора </text:span><text:span text:style-name="T8">fi</text:span><text:span text:style-name="T7">, <text:line-break/>Гц</text:span></text:p>
          </table:table-cell>
          <table:table-cell table:style-name="Table2.B1" table:number-rows-spanned="2" office:value-type="string">
            <text:p text:style-name="P43">Суммарная активность образцовых источников Ао, кБк</text:p>
          </table:table-cell>
          <table:table-cell table:style-name="Table2.F1" table:number-columns-spanned="2" office:value-type="string">
            <text:p text:style-name="P44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le2.B1" office:value-type="string">
            <text:p text:style-name="P45">Doi</text:p>
          </table:table-cell>
          <table:table-cell table:style-name="Table2.F1" office:value-type="string">
            <text:p text:style-name="P45">Dofi</text:p>
          </table:table-cell>
        </table:table-row>
        <table:table-row table:style-name="Table2.3">
          <table:table-cell table:style-name="Table2.A3" office:value-type="string">
            <text:p text:style-name="P3">1.</text:p>
          </table:table-cell>
          <table:table-cell table:style-name="Table2.A2" office:value-type="string">
            <text:p text:style-name="P17"><text:span text:style-name="T7">От 6</text:span><text:span text:style-name="T15"></text:span><text:span text:style-name="T7">10</text:span><text:span text:style-name="T17">-5 </text:span><text:span text:style-name="T7">до 9</text:span><text:span text:style-name="T15"></text:span><text:span text:style-name="T7">10</text:span><text:span text:style-name="T17">-5</text:span></text:p>
            <text:p text:style-name="P7">От 60мкГр/ч до 90мкГр/ч</text:p>
          </table:table-cell>
          <table:table-cell table:style-name="Table2.C3" table:number-rows-spanned="2" office:value-type="string">
            <text:p text:style-name="P4">I</text:p>
            <text:p text:style-name="P4">Б</text:p>
          </table:table-cell>
          <table:table-cell table:style-name="Table2.A2" office:value-type="string">
            <text:p text:style-name="P7"/>
            <text:p text:style-name="P6">300±3</text:p>
          </table:table-cell>
          <table:table-cell table:style-name="Table2.A2" office:value-type="string">
            <text:p text:style-name="P3">-</text:p>
          </table:table-cell>
          <table:table-cell table:style-name="Table2.B1" office:value-type="string">
            <text:p text:style-name="P3">-</text:p>
          </table:table-cell>
          <table:table-cell table:style-name="Table2.F1" office:value-type="string">
            <text:p text:style-name="P17"/>
            <text:p text:style-name="P17"><text:span text:style-name="T9">76</text:span><text:span text:style-name="T8">,59</text:span><text:span text:style-name="T7"> мкГр/ч</text:span></text:p>
          </table:table-cell>
        </table:table-row>
        <table:table-row table:style-name="Table2.4">
          <table:table-cell table:style-name="Table2.A4" office:value-type="string">
            <text:p text:style-name="P3">2.</text:p>
          </table:table-cell>
          <table:table-cell table:style-name="Table2.B1" office:value-type="string">
            <text:p text:style-name="P17"><text:span text:style-name="T7">От 4</text:span><text:span text:style-name="T15"></text:span><text:span text:style-name="T7">10</text:span><text:span text:style-name="T17">-4</text:span><text:span text:style-name="T7"> <text:s/>до 6</text:span><text:span text:style-name="T15"></text:span><text:span text:style-name="T7">10</text:span><text:span text:style-name="T17">-4</text:span></text:p>
            <text:p text:style-name="P7">От 400 мкГр/ч до 600 мкГр/ч</text:p>
          </table:table-cell>
          <table:covered-table-cell/>
          <table:table-cell table:style-name="Table2.B1" office:value-type="string">
            <text:p text:style-name="P1"/>
            <text:p text:style-name="P17"><text:span text:style-name="T23">1500</text:span><text:span text:style-name="T8">±15</text:span></text:p>
          </table:table-cell>
          <table:table-cell table:style-name="Table2.B1" office:value-type="string">
            <text:p text:style-name="P3">-</text:p>
          </table:table-cell>
          <table:table-cell table:style-name="Table2.B1" office:value-type="string">
            <text:p text:style-name="P3">-</text:p>
          </table:table-cell>
          <table:table-cell table:style-name="Table2.F1" office:value-type="string">
            <text:p text:style-name="P1"/>
            <text:p text:style-name="P17"><text:span text:style-name="T9">5</text:span><text:span text:style-name="T8">86</text:span><text:span text:style-name="T9">,</text:span><text:span text:style-name="T8">5</text:span><text:span text:style-name="T7"> мкГр/ч</text:span></text:p>
          </table:table-cell>
        </table:table-row>
        <table:table-row table:style-name="Table2.5">
          <table:table-cell table:style-name="Table2.A4" office:value-type="string">
            <text:p text:style-name="P3">3.</text:p>
          </table:table-cell>
          <table:table-cell table:style-name="Table2.B1" office:value-type="string">
            <text:p text:style-name="P46"><text:span text:style-name="T7">От 1,8</text:span><text:span text:style-name="T15"></text:span><text:span text:style-name="T7">10</text:span><text:span text:style-name="T17">-2 </text:span><text:span text:style-name="T7">до 3,0</text:span><text:span text:style-name="T15"></text:span><text:span text:style-name="T7">10</text:span><text:span text:style-name="T17">-2</text:span></text:p>
            <text:p text:style-name="P47">От 18 мГр/ч до 30 мГр/ч</text:p>
          </table:table-cell>
          <table:table-cell table:style-name="Table2.A4" table:number-rows-spanned="2" office:value-type="string">
            <text:p text:style-name="P4">II</text:p>
            <text:p text:style-name="P4">М</text:p>
          </table:table-cell>
          <table:table-cell table:style-name="Table2.B1" office:value-type="string">
            <text:p text:style-name="P1"/>
            <text:p text:style-name="P17"><text:span text:style-name="T23">1000</text:span><text:span text:style-name="T8">±10</text:span></text:p>
          </table:table-cell>
          <table:table-cell table:style-name="Table2.A2" office:value-type="string">
            <text:p text:style-name="P3">-</text:p>
          </table:table-cell>
          <table:table-cell table:style-name="Table2.B1" office:value-type="string">
            <text:p text:style-name="P3">-</text:p>
          </table:table-cell>
          <table:table-cell table:style-name="Table2.F1" office:value-type="string">
            <text:p text:style-name="P1"/>
            <text:p text:style-name="P17"><text:span text:style-name="T8">29,6</text:span><text:span text:style-name="T7"> мГр/ч</text:span></text:p>
          </table:table-cell>
        </table:table-row>
        <table:table-row table:style-name="Table2.6">
          <table:table-cell table:style-name="Table2.A4" office:value-type="string">
            <text:p text:style-name="P3">4.</text:p>
          </table:table-cell>
          <table:table-cell table:style-name="Table2.B1" office:value-type="string">
            <text:p text:style-name="P46"><text:span text:style-name="T7">От 1,5</text:span><text:span text:style-name="T15"></text:span><text:span text:style-name="T7">10</text:span><text:span text:style-name="T17">-1</text:span><text:span text:style-name="T7"> до 2,5</text:span><text:span text:style-name="T15"></text:span><text:span text:style-name="T7">10</text:span><text:span text:style-name="T17">-1</text:span></text:p>
            <text:p text:style-name="P47">От 150 мГр/ч до 250 мГр/ч</text:p>
          </table:table-cell>
          <table:covered-table-cell/>
          <table:table-cell table:style-name="Table2.B1" office:value-type="string">
            <text:p text:style-name="P1"/>
            <text:p text:style-name="P17"><text:span text:style-name="T23">5000</text:span><text:span text:style-name="T8">±50</text:span></text:p>
          </table:table-cell>
          <table:table-cell table:style-name="Table2.B1" office:value-type="string">
            <text:p text:style-name="P3">-</text:p>
          </table:table-cell>
          <table:table-cell table:style-name="Table2.B1" office:value-type="string">
            <text:p text:style-name="P3">-</text:p>
          </table:table-cell>
          <table:table-cell table:style-name="Table2.F1" office:value-type="string">
            <text:p text:style-name="P1"/>
            <text:p text:style-name="P17"><text:span text:style-name="T23">244</text:span><text:span text:style-name="T22"> </text:span><text:span text:style-name="T7">мГр/ч</text:span></text:p>
          </table:table-cell>
        </table:table-row>
        <table:table-row table:style-name="Table2.7">
          <table:table-cell table:style-name="Table2.A3" office:value-type="string">
            <text:p text:style-name="P3">5.</text:p>
          </table:table-cell>
          <table:table-cell table:style-name="Table2.A2" office:value-type="string">
            <text:p text:style-name="P46"><text:span text:style-name="T7">От 4</text:span><text:span text:style-name="T15"></text:span><text:span text:style-name="T7">10</text:span><text:span text:style-name="T17">-1 <text:s/></text:span><text:span text:style-name="T7">до 9</text:span><text:span text:style-name="T15"></text:span><text:span text:style-name="T7">10</text:span><text:span text:style-name="T17">-1</text:span></text:p>
            <text:p text:style-name="P47">От 0,4 Гр/ч до 0,9 Гр/ч</text:p>
          </table:table-cell>
          <table:table-cell table:style-name="Table2.C3" table:number-rows-spanned="2" office:value-type="string">
            <text:p text:style-name="P4">III</text:p>
            <text:p text:style-name="P4">МC</text:p>
          </table:table-cell>
          <table:table-cell table:style-name="Table2.A2" office:value-type="string">
            <text:p text:style-name="P1"/>
            <text:p text:style-name="P17"><text:span text:style-name="T23">300</text:span><text:span text:style-name="T8">±3</text:span></text:p>
          </table:table-cell>
          <table:table-cell table:style-name="Table2.A2" office:value-type="string">
            <text:p text:style-name="P3">-</text:p>
          </table:table-cell>
          <table:table-cell table:style-name="Table2.B1" office:value-type="string">
            <text:p text:style-name="P3">-</text:p>
          </table:table-cell>
          <table:table-cell table:style-name="Table2.F1" office:value-type="string">
            <text:p text:style-name="P1"/>
            <text:p text:style-name="P17"><text:span text:style-name="T23">844</text:span><text:span text:style-name="T26">,</text:span><text:span text:style-name="T23">1</text:span><text:span text:style-name="T22"> </text:span><text:span text:style-name="T7">Гр/ч</text:span></text:p>
          </table:table-cell>
        </table:table-row>
        <table:table-row table:style-name="Table2.8">
          <table:table-cell table:style-name="Table2.A3" office:value-type="string">
            <text:p text:style-name="P3">6.</text:p>
          </table:table-cell>
          <table:table-cell table:style-name="Table2.A2" office:value-type="string">
            <text:p text:style-name="P47">От 4 до 9</text:p>
            <text:p text:style-name="P47">От 4 Гр/ч до 9 Гр/ч</text:p>
          </table:table-cell>
          <table:covered-table-cell/>
          <table:table-cell table:style-name="Table2.A2" office:value-type="string">
            <text:p text:style-name="P1"/>
            <text:p text:style-name="P17"><text:span text:style-name="T23">1750</text:span><text:span text:style-name="T8">±18</text:span></text:p>
          </table:table-cell>
          <table:table-cell table:style-name="Table2.A2" office:value-type="string">
            <text:p text:style-name="P3">-</text:p>
          </table:table-cell>
          <table:table-cell table:style-name="Table2.B1" office:value-type="string">
            <text:p text:style-name="P3">-</text:p>
          </table:table-cell>
          <table:table-cell table:style-name="Table2.F1" office:value-type="string">
            <text:p text:style-name="P1"/>
            <text:p text:style-name="P17"><text:span text:style-name="T8">8,55</text:span><text:span text:style-name="T7"> Гр/ч</text:span></text:p>
          </table:table-cell>
        </table:table-row>
        <table:table-row table:style-name="Table2.9">
          <table:table-cell table:style-name="Table2.A4" office:value-type="string">
            <text:p text:style-name="P3">7.</text:p>
          </table:table-cell>
          <table:table-cell table:style-name="Table2.B1" office:value-type="string">
            <text:p text:style-name="P46"><text:span text:style-name="T7">От 0,6</text:span><text:span text:style-name="T15"></text:span><text:span text:style-name="T7">10</text:span><text:span text:style-name="T17">-5</text:span><text:span text:style-name="T7"> до 2,5</text:span><text:span text:style-name="T15"></text:span><text:span text:style-name="T7">10</text:span><text:span text:style-name="T17">-5</text:span></text:p>
            <text:p text:style-name="P47">От 6 мкГр/ч до 25 мкГр/ч</text:p>
          </table:table-cell>
          <table:table-cell table:style-name="Table2.A4" office:value-type="string">
            <text:p text:style-name="P4">I Б</text:p>
          </table:table-cell>
          <table:table-cell table:style-name="Table2.B1" office:value-type="string">
            <text:p text:style-name="P3">-</text:p>
          </table:table-cell>
          <table:table-cell table:style-name="Table2.B1" office:value-type="string">
            <text:p text:style-name="P1"/>
            <text:p text:style-name="P17"><text:span text:style-name="T26">51</text:span><text:span text:style-name="T23">1</text:span><text:span text:style-name="T26">,</text:span><text:span text:style-name="T23">2</text:span></text:p>
          </table:table-cell>
          <table:table-cell table:style-name="Table2.B1" office:value-type="string">
            <text:p text:style-name="P1"/>
            <text:p text:style-name="P17"><text:span text:style-name="T22">10</text:span><text:span text:style-name="T23">,6</text:span><text:span text:style-name="T22"> </text:span><text:span text:style-name="T7">мкГр/ч</text:span></text:p>
          </table:table-cell>
          <table:table-cell table:style-name="Table2.F1" office:value-type="string">
            <text:p text:style-name="P3">-</text:p>
          </table:table-cell>
        </table:table-row>
        <table:table-row table:style-name="Table2.10">
          <table:table-cell table:style-name="Table2.A4" office:value-type="string">
            <text:p text:style-name="P3">8.</text:p>
          </table:table-cell>
          <table:table-cell table:style-name="Table2.B1" office:value-type="string">
            <text:p text:style-name="P46"><text:span text:style-name="T7">От 0,6</text:span><text:span text:style-name="T15"></text:span><text:span text:style-name="T7">10</text:span><text:span text:style-name="T17">-5 <text:s/></text:span><text:span text:style-name="T7">до 2,5</text:span><text:span text:style-name="T15"></text:span><text:span text:style-name="T7">10</text:span><text:span text:style-name="T17">-5</text:span></text:p>
            <text:p text:style-name="P47">От 6 мкГр/ч до 25мкГр/ч</text:p>
          </table:table-cell>
          <table:table-cell table:style-name="Table2.A4" office:value-type="string">
            <text:p text:style-name="P4">II М</text:p>
          </table:table-cell>
          <table:table-cell table:style-name="Table2.B1" office:value-type="string">
            <text:p text:style-name="P3">-</text:p>
          </table:table-cell>
          <table:table-cell table:style-name="Table2.B1" office:value-type="string">
            <text:p text:style-name="P1"/>
            <text:p text:style-name="P17"><text:span text:style-name="T26">51</text:span><text:span text:style-name="T23">1</text:span><text:span text:style-name="T26">,</text:span><text:span text:style-name="T23">2</text:span></text:p>
          </table:table-cell>
          <table:table-cell table:style-name="Table2.B1" office:value-type="string">
            <text:p text:style-name="P1"/>
            <text:p text:style-name="P17"><text:span text:style-name="T23">12,8</text:span><text:span text:style-name="T7"> мкГр/ч</text:span></text:p>
          </table:table-cell>
          <table:table-cell table:style-name="Table2.F1" office:value-type="string">
            <text:p text:style-name="P3">-</text:p>
          </table:table-cell>
        </table:table-row>
        <table:table-row table:style-name="Table2.11">
          <table:table-cell table:style-name="Table2.F1" table:number-columns-spanned="7" office:value-type="string">
            <text:p text:style-name="P52"><text:span text:style-name="T10">Примечание - </text:span><text:span text:style-name="T7">Диапазон “Б” соответствует режиму измерения МПД с включенными <text:line-break/> <text:s text:c="6"/>детекторами большого объема, диапазон “М” – режиму измерения <text:line-break/> <text:s text:c="10"/>МПД с включенными детекторами малого объема, диапазон “ МС ” – <text:s/><text:line-break/> <text:s text:c="4"/>режиму измерения МПД со стробированием с включенными <text:line-break/> <text:s text:c="32"/>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Свидетельство<text:tab/>№___________ от ____________________</text:p>
      <text:p text:style-name="P50">(извещение о непригодности) </text:p>
      <text:p text:style-name="P51">Поверку провел <text:s/>_________________ (____________________)</text:p>
      <text:p text:style-name="P48"><text:span text:style-name="T4">“</text:span><text:span text:style-name="T1">____</text:span><text:span text:style-name="T4">” </text:span><text:span text:style-name="T1">____________ 20 <text:s text:c="3"/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Baltica" svg:font-family="Baltica, 'Times New Roman'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Baltica" fo:font-size="13pt" fo:language="ru" fo:country="RU" style:font-name-asian="Times New Roman" style:font-size-asian="13pt" style:language-asian="zh" style:country-asian="CN" style:font-name-complex="Baltica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-0.503cm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style:font-size-asian="12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line-height="0.423cm" fo:text-align="justify" style:justify-single-word="false" fo:text-indent="1cm" style:auto-text-indent="false" fo:keep-with-next="always"/>
      <style:text-properties style:font-name="Times New Roman" fo:font-weight="bold" style:font-weight-asian="bold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1cm" fo:margin-right="0cm" fo:margin-top="0.212cm" fo:margin-bottom="0cm" fo:text-indent="0cm" style:auto-text-indent="false" fo:keep-with-next="always"/>
      <style:text-properties style:font-name="Times New Roman" fo:font-weight="bold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0.191cm" fo:text-indent="0cm" style:auto-text-indent="false" fo:keep-with-next="always"/>
      <style:text-properties style:font-name="Times New Roman" fo:font-weight="bold" style:font-weight-asian="bold" style:font-name-complex="Times New Roma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text-indent="0.751cm" style:auto-text-indent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0.423cm" fo:text-align="justify" style:justify-single-word="false" fo:keep-with-next="always">
        <style:tab-stops>
          <style:tab-stop style:position="1.251cm"/>
        </style:tab-stops>
      </style:paragraph-properties>
      <style:text-properties style:font-name="Times New Roman" fo:font-weight="bold" style:font-weight-asian="bold" style:font-name-complex="Times New Roman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text-indent="6.502cm" style:auto-text-indent="false" fo:keep-with-next="always"/>
      <style:text-properties style:font-name="Times New Roman" fo:font-weight="bold" style:font-weight-asian="bold" style:font-name-complex="Times New Roman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pasport" style:family="paragraph" style:parent-style-name="Standard">
      <style:paragraph-properties fo:margin-left="1cm" fo:margin-right="0cm" fo:text-align="justify" style:justify-single-word="false" fo:text-indent="-1.501cm" style:auto-text-indent="false"/>
      <style:text-properties fo:font-weight="bold" style:font-weight-asian="bold"/>
    </style:style>
    <style:style style:name="Бюллетень_20_с_20_точкой" style:display-name="Бюллетень с точкой" style:family="paragraph" style:parent-style-name="Standard" style:next-style-name="Standard" style:list-style-name="WW8Num2">
      <style:paragraph-properties fo:margin-left="1.501cm" fo:margin-right="0cm" fo:text-align="justify" style:justify-single-word="false" fo:text-indent="-0.25cm" style:auto-text-indent="false">
        <style:tab-stops>
          <style:tab-stop style:position="11.001cm"/>
        </style:tab-stops>
      </style:paragraph-properties>
    </style:style>
    <style:style style:name="prim" style:family="paragraph" style:parent-style-name="Standard">
      <style:paragraph-properties fo:margin-left="0.501cm" fo:margin-right="0cm" fo:line-height="0.423cm" fo:text-align="justify" style:justify-single-word="false" fo:text-indent="0cm" style:auto-text-indent="false"/>
      <style:text-properties style:font-name="Baltica" style:font-name-complex="Baltica"/>
    </style:style>
    <style:style style:name="Подраздел" style:family="paragraph" style:parent-style-name="Standard" style:next-style-name="Standard">
      <style:paragraph-properties fo:margin-left="1.249cm" fo:margin-right="0cm" fo:margin-top="0.635cm" fo:margin-bottom="0.423cm" fo:text-align="justify" style:justify-single-word="false" fo:text-indent="-1.75cm" style:auto-text-indent="false"/>
      <style:text-properties fo:color="#ff00ff" style:font-name="Baltica" fo:font-size="14pt" fo:letter-spacing="0.035cm" fo:font-weight="bold" style:font-size-asian="14pt" style:font-weight-asian="bold" style:font-name-complex="Baltica"/>
    </style:style>
    <style:style style:name="Пункт_20_без_20_N" style:display-name="Пункт без N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Baltica" fo:font-size="13pt" style:font-size-asian="13pt" style:font-name-complex="Baltica"/>
    </style:style>
    <style:style style:name="Пункт_20_с_20_N" style:display-name="Пункт с N" style:family="paragraph" style:parent-style-name="Standard" style:next-style-name="Standard" style:list-style-name="WW8Num3">
      <style:paragraph-properties fo:margin-left="1.249cm" fo:margin-right="0cm" fo:text-align="justify" style:justify-single-word="false" fo:text-indent="-1.75cm" style:auto-text-indent="false"/>
      <style:text-properties style:font-name="Baltica" fo:font-size="13pt" style:font-size-asian="13pt" style:font-name-complex="Baltica"/>
    </style:style>
    <style:style style:name="Раздел_20_документа" style:display-name="Раздел документа" style:family="paragraph" style:parent-style-name="Standard" style:next-style-name="Standard">
      <style:paragraph-properties fo:margin-left="1.249cm" fo:margin-right="0cm" fo:margin-top="0.423cm" fo:margin-bottom="0.212cm" fo:text-align="justify" style:justify-single-word="false" fo:text-indent="-1.75cm" style:auto-text-indent="false"/>
      <style:text-properties fo:color="#ff0000" style:font-name="Baltica" fo:font-size="16pt" fo:letter-spacing="0.071cm" fo:font-weight="bold" style:font-size-asian="16pt" style:font-weight-asian="bold" style:font-name-complex="Baltica"/>
    </style:style>
    <style:style style:name="Список_20_с_20_N" style:display-name="Список с N" style:family="paragraph" style:parent-style-name="Standard" style:next-style-name="Пункт_20_с_20_N" style:list-style-name="WW8Num4">
      <style:paragraph-properties fo:margin-left="2cm" fo:margin-right="0cm" fo:text-align="justify" style:justify-single-word="false" fo:text-indent="-0.499cm" style:auto-text-indent="false"/>
    </style:style>
    <style:style style:name="Текст_20_примечания1" style:display-name="Текст примечания1" style:family="paragraph" style:parent-style-name="Standard"/>
    <style:style style:name="Примечание" style:family="paragraph" style:parent-style-name="Standard" style:next-style-name="Standard">
      <style:paragraph-properties fo:margin-left="2.499cm" fo:margin-right="0cm" fo:margin-top="0.423cm" fo:margin-bottom="0.423cm" fo:text-align="justify" style:justify-single-word="false" fo:text-indent="-3cm" style:auto-text-indent="false"/>
      <style:text-properties fo:color="#0000ff" style:font-name="Baltica" fo:font-size="13pt" style:font-size-asian="13pt" style:font-name-complex="Baltic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0pt" style:font-size-asian="10pt" style:font-name-complex="Times New Roman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size="10pt" style:font-size-asian="10pt" style:font-name-complex="Times New Roman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/>
      <style:text-properties style:font-name="Times New Roman" style:font-name-complex="Times New Roman"/>
    </style:style>
    <style:style style:name="Text_20_body_20_indent" style:display-name="Text body indent" style:family="paragraph" style:parent-style-name="Standard" style:class="text">
      <style:paragraph-properties fo:margin-left="1.501cm" fo:margin-right="0cm" fo:margin-top="0.212cm" fo:margin-bottom="0cm" fo:text-align="justify" style:justify-single-word="false" fo:text-indent="0cm" style:auto-text-indent="false"/>
      <style:text-properties style:font-name="Times New Roman" style:font-name-complex="Times New Roman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1.251cm" fo:margin-right="0cm" fo:text-indent="0cm" style:auto-text-indent="false"/>
      <style:text-properties style:font-name="Times New Roman" style:font-name-complex="Times New Roman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Название_20_объекта1" style:display-name="Название объекта1" style:family="paragraph" style:parent-style-name="Standard" style:next-style-name="Standard">
      <style:text-properties fo:font-weight="bold" style:font-weight-asian="bold"/>
    </style:style>
    <style:style style:name="Текст1" style:family="paragraph" style:parent-style-name="Standard">
      <style:text-properties style:font-name="Courier New" fo:font-size="10pt" style:font-size-asian="10pt" style:font-name-complex="Courier New"/>
    </style:style>
    <style:style style:name="Цитата1" style:family="paragraph" style:parent-style-name="Standard">
      <style:paragraph-properties fo:margin-left="1.501cm" fo:margin-right="-0.501cm" fo:text-align="justify" style:justify-single-word="false" fo:text-indent="0cm" style:auto-text-indent="false"/>
      <style:text-properties style:font-name="Times New Roman" style:font-name-complex="Times New Roman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fo:font-weight="bold" style:font-weight-asian="bold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2z0" style:family="text">
      <style:text-properties fo:font-weight="bold" style:font-weight-asian="bold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Times New Roman" style:font-name-complex="Times New Roman"/>
    </style:style>
    <style:style style:name="WW8NumSt1z0" style:family="text">
      <style:text-properties fo:color="#0000ff" style:font-name="Symbol" fo:font-size="9pt" style:font-size-asian="9pt" style:font-name-complex="Symbol"/>
    </style:style>
    <style:style style:name="WW8NumSt26z0" style:family="text">
      <style:text-properties fo:color="#0000ff" style:font-name="Symbol" fo:font-size="9pt" style:font-size-asian="9pt" style:font-name-complex="Symbol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Знак_20_примечания1" style:display-name="Знак примечания1" style:family="text">
      <style:text-properties fo:font-size="8pt" style:font-size-asian="8pt"/>
    </style:style>
    <style:style style:name="Таблица_20_символов" style:display-name="Таблица символов" style:family="text">
      <style:text-properties style:font-name="Symbol" fo:font-style="italic" style:font-style-asian="italic" style:font-name-complex="Symbol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WW8Num2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501cm" fo:margin-bottom="1.501cm" fo:margin-left="2.501cm" fo:margin-right="1.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онитор гамма-излучения EL 1101</dc:title>
    <meta:initial-creator>Мазурова</meta:initial-creator>
    <meta:creation-date>2017-08-01T17:28:00</meta:creation-date>
    <dc:creator>Wiktor</dc:creator>
    <dc:date>2017-09-28T12:27:00</dc:date>
    <meta:print-date>2019-10-10T11:14:00</meta:print-date>
    <meta:editing-cycles>8</meta:editing-cycles>
    <meta:editing-duration>PT7H33M</meta:editing-duration>
    <meta:document-statistic meta:table-count="2" meta:image-count="0" meta:object-count="1" meta:page-count="3" meta:paragraph-count="150" meta:word-count="502" meta:character-count="3150"/>
    <meta:generator>OpenOffice/4.1.4$Win32 OpenOffice.org_project/414m5$Build-9788</meta:generator>
  </office:meta>
</office:document-meta>
</file>